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1C000001B4574B4D4DE0A2F8EB.png" manifest:media-type="image/png"/>
  <manifest:file-entry manifest:full-path="Pictures/10001E8E000060B10000280D29DE5D68CCFE7ADA.svg" manifest:media-type="image/svg+xml"/>
  <manifest:file-entry manifest:full-path="Pictures/1000ED9D000022D800002A6009DD7D1660BF5913.svg" manifest:media-type="image/svg+xml"/>
  <manifest:file-entry manifest:full-path="Pictures/10000000000007D00000038A0EE2EF24A9765717.jpg" manifest:media-type="image/jpeg"/>
  <manifest:file-entry manifest:full-path="Pictures/100002010000017B000001CD5EE7BF8016BE0509.png" manifest:media-type="image/png"/>
  <manifest:file-entry manifest:full-path="Pictures/100002010000014100000148A7C9BD0709508F4B.png" manifest:media-type="image/png"/>
  <manifest:file-entry manifest:full-path="Pictures/10000201000002CE0000017C5B4F76C57216929C.png" manifest:media-type="image/png"/>
  <manifest:file-entry manifest:full-path="Pictures/1000020100000048000000299805A4C435EDA16B.png" manifest:media-type="image/png"/>
  <manifest:file-entry manifest:full-path="Pictures/1000203F00000693000003BE2564B61753655D6B.svg" manifest:media-type="image/svg+xml"/>
  <manifest:file-entry manifest:full-path="Pictures/10003C98000041EB000022E49180DB5C4A22E6AC.svg" manifest:media-type="image/svg+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2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2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2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ef4e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2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ef4e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2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2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2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266cm" fo:min-width="0.029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73bc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257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objectwithoutfill">
      <style:graphic-properties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42" style:family="graphic" style:parent-style-name="standard">
      <style:graphic-properties draw:stroke="none" svg:stroke-color="#000000" draw:fill="none" draw:fill-color="#ffffff" fo:min-height="0.058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fo:min-height="0.35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fo:min-height="0.258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ddddd" draw:secondary-fill-color="#cfe7e5" draw:fill-gradient-name="Gradient_20_12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solid" draw:fill-color="#fef4e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loext:graphic-properties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="gradient" draw:fill-color="#0073bc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20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20pt" style:language-asian="zh" style:country-asian="CN" style:font-style-asian="normal" style:font-weight-asian="normal" style:font-name-complex="Lohit Hindi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loext:graphic-properties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loext:graphic-properties draw:fill="solid"/>
      <style:paragraph-properties fo:text-align="center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name="Oscilloscope.svg" draw:style-name="gr1" draw:text-style-name="P1" draw:layer="layout" svg:width="4.191cm" svg:height="2.151cm" svg:x="4.302cm" svg:y="0.365cm">
          <draw:image xlink:href="Pictures/10003C98000041EB000022E49180DB5C4A22E6AC.svg" xlink:type="simple" xlink:show="embed" xlink:actuate="onLoad" loext:mime-type="image/svg+xml">
            <text:p/>
          </draw:image>
          <draw:image xlink:href="Pictures/10000201000002CE0000017C5B4F76C57216929C.png" xlink:type="simple" xlink:show="embed" xlink:actuate="onLoad" loext:mime-type="image/png"/>
          <svg:title>Oscilloscope</svg:title>
        </draw:frame>
        <draw:frame draw:style-name="gr1" draw:text-style-name="P1" draw:layer="layout" svg:width="5.103cm" svg:height="2.903cm" svg:x="9.001cm" svg:y="10.652cm">
          <draw:image xlink:href="Pictures/1000203F00000693000003BE2564B61753655D6B.svg" xlink:type="simple" xlink:show="embed" xlink:actuate="onLoad" loext:mime-type="image/svg+xml">
            <text:p/>
          </draw:image>
          <draw:image xlink:href="Pictures/1000020100000048000000299805A4C435EDA16B.png" xlink:type="simple" xlink:show="embed" xlink:actuate="onLoad" loext:mime-type="image/png"/>
        </draw:frame>
        <draw:g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path draw:style-name="gr2" draw:text-style-name="P2" draw:layer="layout" svg:width="1.526cm" svg:height="1.12cm" svg:x="4.934cm" svg:y="12.325cm" svg:viewBox="0 0 1527 1121" svg:d="M0 1121c432 0 1110-354 1402-587 293-234 0-534-147-534z">
            <text:p/>
          </draw:path>
          <draw:g>
            <draw:polygon draw:style-name="gr3" draw:text-style-name="P3" draw:layer="layout" svg:width="0.885cm" svg:height="2.775cm" svg:x="4.048cm" svg:y="10.67cm" svg:viewBox="0 0 886 2776" draw:points="0,2135 0,0 886,641 886,2776">
              <text:p/>
            </draw:polygon>
            <draw:polygon draw:style-name="gr4" draw:text-style-name="P4" draw:layer="layout" svg:width="1.254cm" svg:height="3.041cm" svg:x="4.934cm" svg:y="10.404cm" svg:viewBox="0 0 1255 3042" draw:points="0,3042 0,907 1255,0 1255,2135">
              <text:p/>
            </draw:polygon>
            <draw:polygon draw:style-name="gr5" draw:text-style-name="P5" draw:layer="layout" svg:width="2.14cm" svg:height="1.547cm" svg:x="4.048cm" svg:y="9.763cm" svg:viewBox="0 0 2141 1548" draw:points="886,1548 0,907 1255,0 2141,641">
              <text:p/>
            </draw:polygon>
            <draw:polygon draw:style-name="gr6" draw:text-style-name="P6" draw:layer="layout" svg:width="2.14cm" svg:height="3.682cm" svg:x="4.048cm" svg:y="9.763cm" svg:viewBox="0 0 2141 3683" draw:points="0,3042 0,907 1255,0 2141,641 2141,2776 886,3683">
              <text:p/>
            </draw:polygon>
            <draw:line draw:style-name="gr7" draw:text-style-name="P7" draw:layer="layout" svg:x1="4.786cm" svg:y1="12.912cm" svg:x2="4.195cm" svg:y2="12.485cm">
              <text:p/>
            </draw:line>
            <draw:line draw:style-name="gr8" draw:text-style-name="P7" draw:layer="layout" svg:x1="4.786cm" svg:y1="13.126cm" svg:x2="4.195cm" svg:y2="12.699cm">
              <text:p/>
            </draw:line>
            <draw:line draw:style-name="gr9" draw:text-style-name="P7" draw:layer="layout" svg:x1="4.786cm" svg:y1="13.019cm" svg:x2="4.195cm" svg:y2="12.592cm">
              <text:p/>
            </draw:line>
            <draw:polyline draw:style-name="gr10" draw:text-style-name="P7" draw:layer="layout" svg:width="0.737cm" svg:height="0.64cm" svg:x="4.122cm" svg:y="10.991cm" svg:viewBox="0 0 738 641" draw:points="738,641 0,107 0,0">
              <text:p/>
            </draw:polyline>
            <draw:polyline draw:style-name="gr11" draw:text-style-name="P7" draw:layer="layout" svg:width="0.724cm" svg:height="0.642cm" svg:x="4.134cm" svg:y="10.988cm" svg:viewBox="0 0 725 643" draw:points="725,643 725,536 0,0">
              <text:p/>
            </draw:polyline>
            <draw:polygon draw:style-name="gr12" draw:text-style-name="P8" draw:layer="layout" svg:width="0.085cm" svg:height="0.187cm" svg:x="4.395cm" svg:y="12.056cm" svg:viewBox="0 0 86 188" draw:points="0,126 0,0 86,63 86,188">
              <text:p/>
            </draw:polygon>
            <draw:line draw:style-name="gr13" draw:text-style-name="P7" draw:layer="layout" svg:x1="4.786cm" svg:y1="12.805cm" svg:x2="4.195cm" svg:y2="12.378cm">
              <text:p/>
            </draw:line>
          </draw:g>
          <draw:g>
            <draw:polygon draw:style-name="gr14" draw:text-style-name="P9" draw:layer="layout" svg:width="0.538cm" svg:height="0.877cm" svg:x="5.841cm" svg:y="11.631cm" svg:viewBox="0 0 539 878" draw:points="0,488 0,0 370,268 404,195 539,293 539,878">
              <text:p/>
            </draw:polygon>
            <draw:polygon draw:style-name="gr15" draw:text-style-name="P10" draw:layer="layout" svg:width="0.605cm" svg:height="0.828cm" svg:x="5.773cm" svg:y="11.68cm" svg:viewBox="0 0 606 829" draw:points="68,439 0,0 539,390 606,829">
              <text:p/>
            </draw:polygon>
            <draw:polygon draw:style-name="gr16" draw:text-style-name="P10" draw:layer="layout" svg:width="0.673cm" svg:height="0.755cm" svg:x="5.705cm" svg:y="11.753cm" svg:viewBox="0 0 674 756" draw:points="135,366 0,0 539,390 674,756">
              <text:p/>
            </draw:polygon>
            <draw:polygon draw:style-name="gr17" draw:text-style-name="P9" draw:layer="layout" svg:width="0.707cm" svg:height="0.657cm" svg:x="5.672cm" svg:y="11.851cm" svg:viewBox="0 0 708 658" draw:points="169,268 0,0 505,342 708,658">
              <text:p/>
            </draw:polygon>
            <draw:polygon draw:style-name="gr18" draw:text-style-name="P6" draw:layer="layout" svg:width="0.707cm" svg:height="0.877cm" svg:x="5.672cm" svg:y="11.631cm" svg:viewBox="0 0 708 878" draw:points="169,98 169,0 539,268 572,195 708,293 708,878 169,488 0,220 94,281 33,122 121,186 101,49">
              <text:p/>
            </draw:polygon>
          </draw:g>
          <draw:g>
            <draw:polygon draw:style-name="gr19" draw:text-style-name="P9" draw:layer="layout" svg:width="0.31cm" svg:height="0.563cm" svg:x="6.057cm" svg:y="12.746cm" svg:viewBox="0 0 311 564" draw:points="311,0 0,56 311,564">
              <text:p/>
            </draw:polygon>
            <draw:polygon draw:style-name="gr20" draw:text-style-name="P9" draw:layer="layout" svg:width="0.31cm" svg:height="0.563cm" svg:x="5.746cm" svg:y="12.295cm" svg:viewBox="0 0 311 564" draw:points="0,0 311,507 0,564">
              <text:p/>
            </draw:polygon>
            <draw:polygon draw:style-name="gr21" draw:text-style-name="P9" draw:layer="layout" svg:width="0.622cm" svg:height="0.563cm" svg:x="5.746cm" svg:y="12.746cm" svg:viewBox="0 0 623 564" draw:points="623,564 311,0 0,113">
              <text:p/>
            </draw:polygon>
            <draw:polygon draw:style-name="gr22" draw:text-style-name="P9" draw:layer="layout" svg:width="0.622cm" svg:height="0.563cm" svg:x="5.746cm" svg:y="12.295cm" svg:viewBox="0 0 623 564" draw:points="623,451 311,564 0,0">
              <text:p/>
            </draw:polygon>
            <draw:polygon draw:style-name="gr23" draw:text-style-name="P6" draw:layer="layout" svg:width="0.622cm" svg:height="1.013cm" svg:x="5.746cm" svg:y="12.295cm" svg:viewBox="0 0 623 1014" draw:points="0,564 0,0 623,451 623,1014">
              <text:p/>
            </draw:polygon>
          </draw:g>
          <draw:g>
            <draw:custom-shape draw:style-name="gr24" draw:text-style-name="P11" draw:layer="layout" svg:width="0.568cm" svg:height="1.052cm" svg:x="5.252cm" svg:y="12.364cm">
              <text:p/>
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  <draw:custom-shape draw:style-name="gr25" draw:text-style-name="P12" draw:layer="layout" svg:width="0.568cm" svg:height="0.333cm" svg:x="5.252cm" svg:y="12.36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6" draw:text-style-name="P13" draw:layer="layout" svg:width="0.622cm" svg:height="0.773cm" svg:x="5.229cm" svg:y="11.78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olygon draw:style-name="gr27" draw:text-style-name="P14" draw:layer="layout" svg:width="0.378cm" svg:height="0.723cm" svg:x="5.367cm" svg:y="11.813cm" svg:viewBox="0 0 379 724" draw:points="0,50 69,50 104,25 172,0 276,50 207,50 242,125 138,249 104,275 69,300 138,350 172,400 276,400 379,474 311,625 207,724 207,575 138,474 172,425 104,350 35,325 0,225">
              <text:p/>
            </draw:polygon>
            <draw:path draw:style-name="gr28" draw:text-style-name="P14" draw:layer="layout" svg:width="0.156cm" svg:height="0.329cm" svg:x="5.678cm" svg:y="11.858cm" svg:viewBox="0 0 157 330" svg:d="M138 330v-25l-34-75v-75l-35-100-69-50c69-49 207 275 138 325z">
              <text:p/>
            </draw:path>
            <draw:g>
              <draw:line draw:style-name="gr29" draw:text-style-name="P15" draw:layer="layout" svg:x1="5.506cm" svg:y1="12.287cm" svg:x2="5.471cm" svg:y2="12.112cm">
                <text:p/>
              </draw:line>
              <draw:line draw:style-name="gr30" draw:text-style-name="P15" draw:layer="layout" svg:x1="5.505cm" svg:y1="12.288cm" svg:x2="5.54cm" svg:y2="12.163cm">
                <text:p/>
              </draw:line>
              <draw:line draw:style-name="gr31" draw:text-style-name="P15" draw:layer="layout" svg:x1="5.575cm" svg:y1="12.288cm" svg:x2="5.54cm" svg:y2="12.163cm">
                <text:p/>
              </draw:line>
              <draw:line draw:style-name="gr32" draw:text-style-name="P15" draw:layer="layout" svg:x1="5.574cm" svg:y1="12.287cm" svg:x2="5.609cm" svg:y2="12.112cm">
                <text:p/>
              </draw:line>
            </draw:g>
            <draw:g>
              <draw:line draw:style-name="gr33" draw:text-style-name="P15" draw:layer="layout" svg:x1="5.713cm" svg:y1="12.287cm" svg:x2="5.678cm" svg:y2="12.112cm">
                <text:p/>
              </draw:line>
              <draw:line draw:style-name="gr34" draw:text-style-name="P15" draw:layer="layout" svg:x1="5.712cm" svg:y1="12.288cm" svg:x2="5.747cm" svg:y2="12.163cm">
                <text:p/>
              </draw:line>
              <draw:line draw:style-name="gr35" draw:text-style-name="P15" draw:layer="layout" svg:x1="5.782cm" svg:y1="12.288cm" svg:x2="5.747cm" svg:y2="12.163cm">
                <text:p/>
              </draw:line>
              <draw:line draw:style-name="gr36" draw:text-style-name="P15" draw:layer="layout" svg:x1="5.781cm" svg:y1="12.287cm" svg:x2="5.816cm" svg:y2="12.112cm">
                <text:p/>
              </draw:line>
            </draw:g>
            <draw:g>
              <draw:line draw:style-name="gr37" draw:text-style-name="P15" draw:layer="layout" svg:x1="5.299cm" svg:y1="12.287cm" svg:x2="5.264cm" svg:y2="12.112cm">
                <text:p/>
              </draw:line>
              <draw:line draw:style-name="gr38" draw:text-style-name="P15" draw:layer="layout" svg:x1="5.298cm" svg:y1="12.288cm" svg:x2="5.333cm" svg:y2="12.163cm">
                <text:p/>
              </draw:line>
              <draw:line draw:style-name="gr39" draw:text-style-name="P15" draw:layer="layout" svg:x1="5.368cm" svg:y1="12.288cm" svg:x2="5.333cm" svg:y2="12.163cm">
                <text:p/>
              </draw:line>
              <draw:line draw:style-name="gr40" draw:text-style-name="P15" draw:layer="layout" svg:x1="5.367cm" svg:y1="12.287cm" svg:x2="5.402cm" svg:y2="12.112cm">
                <text:p/>
              </draw:line>
            </draw:g>
          </draw:g>
        </draw:g>
        <draw:frame draw:style-name="gr1" draw:text-style-name="P1" draw:layer="layout" svg:width="3.232cm" svg:height="3.302cm" svg:x="16.31cm" svg:y="10.271cm">
          <draw:image xlink:href="Pictures/100002010000014100000148A7C9BD0709508F4B.png" xlink:type="simple" xlink:show="embed" xlink:actuate="onLoad" loext:mime-type="image/png">
            <text:p/>
          </draw:image>
        </draw:frame>
        <draw:frame draw:style-name="gr1" draw:text-style-name="P1" draw:layer="layout" svg:width="6.729cm" svg:height="3.048cm" svg:x="4.685cm" svg:y="4.81cm">
          <draw:image xlink:href="Pictures/10000000000007D00000038A0EE2EF24A9765717.jpg" xlink:type="simple" xlink:show="embed" xlink:actuate="onLoad" loext:mime-type="image/jpeg">
            <text:p/>
          </draw:image>
        </draw:frame>
        <draw:g>
          <draw:frame draw:name="Biochip v1 by Merlin2525.svg" draw:style-name="gr1" draw:text-style-name="P1" draw:layer="layout" svg:width="2.498cm" svg:height="3.039cm" draw:transform="skewX (-0.000349065850398871) rotate (-1.45734992541527) translate (19.259cm 5.031cm)">
            <draw:image xlink:href="Pictures/1000ED9D000022D800002A6009DD7D1660BF5913.svg" xlink:type="simple" xlink:show="embed" xlink:actuate="onLoad" loext:mime-type="image/svg+xml">
              <text:p/>
            </draw:image>
            <draw:image xlink:href="Pictures/100002010000017B000001CD5EE7BF8016BE0509.png" xlink:type="simple" xlink:show="embed" xlink:actuate="onLoad" loext:mime-type="image/png"/>
            <svg:title>Biochip v1 by Merlin2525.svg</svg:title>
          </draw:frame>
          <draw:frame draw:style-name="gr1" draw:text-style-name="P1" draw:layer="layout" svg:width="2.009cm" svg:height="0.832cm" draw:transform="skewX (0.00122173047639606) rotate (0.108734012399247) translate (16.93cm 6.136cm)">
            <draw:image xlink:href="Pictures/10001E8E000060B10000280D29DE5D68CCFE7ADA.svg" xlink:type="simple" xlink:show="embed" xlink:actuate="onLoad" loext:mime-type="image/svg+xml">
              <text:p/>
            </draw:image>
            <draw:image xlink:href="Pictures/100002010000041C000001B4574B4D4DE0A2F8EB.png" xlink:type="simple" xlink:show="embed" xlink:actuate="onLoad" loext:mime-type="image/png"/>
          </draw:frame>
        </draw:g>
        <draw:line draw:style-name="gr41" draw:text-style-name="P16" draw:layer="layout" svg:x1="11.414cm" svg:y1="5.826cm" svg:x2="16.113cm" svg:y2="5.826cm">
          <text:p/>
        </draw:line>
        <draw:frame draw:style-name="gr42" draw:text-style-name="P17" draw:layer="layout" svg:width="4.064cm" svg:height="0.962cm" svg:x="11.668cm" svg:y="4.991cm">
          <draw:text-box>
            <text:p>Test Vectors</text:p>
          </draw:text-box>
        </draw:frame>
        <draw:frame draw:style-name="gr43" draw:text-style-name="P17" draw:layer="layout" svg:width="4.064cm" svg:height="0.962cm" svg:x="11.795cm" svg:y="6.261cm">
          <draw:text-box>
            <text:p>Results</text:p>
          </draw:text-box>
        </draw:frame>
        <draw:line draw:style-name="gr41" draw:text-style-name="P16" draw:layer="layout" svg:x1="16.113cm" svg:y1="7.096cm" svg:x2="11.414cm" svg:y2="7.096cm">
          <text:p/>
        </draw:line>
        <draw:frame draw:style-name="gr44" draw:text-style-name="P17" draw:layer="layout" svg:width="8.001cm" svg:height="0.962cm" svg:x="4.048cm" svg:y="3.848cm">
          <draw:text-box>
            <text:p>PYNQ with FOBOS Shield</text:p>
          </draw:text-box>
        </draw:frame>
        <draw:frame draw:style-name="gr45" draw:text-style-name="P18" draw:layer="layout" svg:width="4.191cm" svg:height="1.673cm" svg:x="2.624cm" svg:y="13.519cm">
          <draw:text-box>
            <text:p text:style-name="P1">SCA </text:p>
            <text:p text:style-name="P1">Workstation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2" draw:display-name="Gradient 12" draw:style="linear" draw:start-color="#3465a4" draw:end-color="#ffffff" draw:start-intensity="100%" draw:end-intensity="100%" draw:angle="0" draw:border="0%"/>
    <draw:gradient draw:name="Light_20_Green_20_Axial_20_H" draw:display-name="Light Green Axial H" draw:style="axial" draw:start-color="#ebf7ec" draw:end-color="#c3e8c8" draw:start-intensity="100%" draw:end-intensity="100%" draw:angle="900" draw:border="0%"/>
    <draw:gradient draw:name="Light_20_Green_20_Linear_20_T" draw:display-name="Light Green Linear T" draw:style="linear" draw:start-color="#c3e8c8" draw:end-color="#ebf7ec" draw:start-intensity="100%" draw:end-intensity="100%" draw:angle="0" draw:border="10%"/>
    <draw:gradient draw:name="Shapes" draw:style="rectangular" draw:cx="50%" draw:cy="50%" draw:start-color="#cccccc" draw:end-color="#ffffff" draw:start-intensity="100%" draw:end-intensity="100%" draw:angle="0" draw:border="0%"/>
    <draw:gradient draw:name="VRT_20_Light_20_Square_20_BR" draw:display-name="VRT Light Square BR" draw:style="square" draw:cx="30%" draw:cy="30%" draw:start-color="#0073bc" draw:end-color="#7fb9dd" draw:start-intensity="100%" draw:end-intensity="100%" draw:angle="0" draw:border="0%"/>
    <draw:hatch draw:name="Hatching_20_2" draw:display-name="Hatching 2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ns-Peter Kaps</meta:initial-creator>
    <meta:creation-date>2022-02-21T10:01:44.083054797</meta:creation-date>
    <dc:date>2022-02-21T11:27:02.716035514</dc:date>
    <dc:creator>Jens-Peter Kaps</dc:creator>
    <meta:editing-duration>PT4M17S</meta:editing-duration>
    <meta:editing-cycles>1</meta:editing-cycles>
    <meta:document-statistic meta:object-count="61"/>
    <meta:generator>LibreOffice/6.4.7.2$Linux_X86_64 LibreOffice_project/40$Build-2</meta:generator>
  </office:meta>
</office:document-meta>
</file>